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Frame_20_contents">
      <style:paragraph-properties fo:text-align="center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6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2" draw:name="Графический объект1" text:anchor-type="as-char" svg:width="0.87cm" svg:height="0.93cm" draw:z-index="0"><draw:image xlink:href="../../odt_eng/images/0175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Fractional part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3" draw:name="Графический объект2" text:anchor-type="as-char" svg:width="1.91cm" svg:height="1.379cm" draw:z-index="0"><draw:image xlink:href="../../odt_eng/images/0175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mplements the operation of separation of the fractional part of an input signal.</text:p>
            <text:p text:style-name="P3">The fractional part is understood as a difference between the signal and its integral part.</text:p>
            <text:p text:style-name="P3">The fractional part of a positive number is non-negative, while the fractional part of a negative number is non-positive (see the Figure):</text:p>
            <text:p text:style-name="P3"><draw:frame draw:style-name="fr1" draw:name="Frame3" text:anchor-type="paragraph" svg:x="1.489cm" svg:y="-0.005cm" svg:width="8.532cm" draw:z-index="1"><draw:text-box fo:min-height="0.669cm"><text:p text:style-name="P5"><text:span text:style-name="Strong_20_Emphasis"><text:span text:style-name="T7">Fractional part of linear function</text:span></text:span><text:span text:style-name="T7"> </text:span></text:p></draw:text-box></draw:frame><draw:frame draw:style-name="fr3" draw:name="Графический объект3" text:anchor-type="as-char" svg:width="12.3cm" svg:height="10.59cm" draw:z-index="0"><draw:image xlink:href="../../odt_eng/images/0175_sample.PNG" xlink:type="simple" xlink:show="embed" xlink:actuate="onLoad"/></draw:frame></text:p>
            <text:p text:style-name="P3">Fractional part calculation algorithm:</text:p>
            <text:p text:style-name="P4"><text:span text:style-name="Основной_20_шрифт_20_абзаца"><text:span text:style-name="T1"><draw:frame draw:style-name="fr4" draw:name="Объект1" text:anchor-type="as-char" svg:width="7.772cm" svg:height="0.6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4" draw:name="Object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output signal,</text:span></text:span><text:span text:style-name="Основной_20_шрифт_20_абзаца"><text:span text:style-name="T1"><draw:frame draw:style-name="fr4" draw:name="Object11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unit input signal.</text:span></text:span></text:p>
            <text:p text:style-name="Text_20_body"><text:span text:style-name="Основной_20_шрифт_20_абзаца"><text:span text:style-name="T1">In case of a </text:span></text:span><text:span text:style-name="Основной_20_шрифт_20_абзаца"><text:span text:style-name="T3">vector </text:span></text:span><text:span text:style-name="Основной_20_шрифт_20_абзаца"><text:span text:style-name="T1">input signal the unit implements the operation of separation of the fractional part for each element of the </text:span></text:span><text:span text:style-name="Strong_20_Emphasis"><text:span text:style-name="T8">Integral part of linear function</text:span></text:span><text:span text:style-name="Основной_20_шрифт_20_абзаца"><text:span text:style-name="T8"> </text:span></text:span><text:span text:style-name="Основной_20_шрифт_20_абзаца"><text:span text:style-name="T1"><text:s/>input </text:span></text:span><text:span text:style-name="Основной_20_шрифт_20_абзаца"><text:span text:style-name="T3">vector </text:span></text:span><text:span text:style-name="Основной_20_шрифт_20_абзаца"><text:span text:style-name="T1">value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1">: no properties are required for operation of the unit.</text:span></text:span><text:span text:style-name="Основной_20_шрифт_20_абзаца"><text:span text:style-name="T1"><text:line-break/></text:span></text:span><text:span text:style-name="Основной_20_шрифт_20_абзаца"><text:span text:style-name="T4">Note</text:span></text:span><text:span text:style-name="Основной_20_шрифт_20_абзаца"><text:span text:style-name="T1">: </text:span></text:span><text:span text:style-name="Основной_20_шрифт_20_абзаца"><text:span text:style-name="T1">output signal dimension is always equal to the input signal dimension.</text:span>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робная часть</dc:title>
    <meta:creation-date>2012-04-23T05:00:00Z</meta:creation-date>
    <dc:date>2012-04-25T10:14:27.58</dc:date>
    <meta:editing-cycles>10</meta:editing-cycles>
    <meta:editing-duration>PT4H8M1S</meta:editing-duration>
    <meta:document-statistic meta:table-count="1" meta:image-count="3" meta:object-count="3" meta:page-count="1" meta:paragraph-count="16" meta:word-count="134" meta:character-count="82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75.odt/Normal.dotm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text>frac</mtext>
      <mfenced open="[" close="]">
        <mrow>
          <mi>u</mi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i>u</mi>
      <mrow>
        <mrow>
          <mo stretchy="false">(</mo>
          <mrow>
            <mi>t</mi>
          </mrow>
          <mo stretchy="false">)</mo>
        </mrow>
        <mo stretchy="false">−</mo>
        <mtext>int</mtext>
      </mrow>
      <mfenced open="[" close="]">
        <mrow>
          <mi>u</mi>
          <mrow>
            <mo stretchy="false">(</mo>
            <mrow>
              <mi>t</mi>
            </mrow>
            <mo stretchy="false">)</mo>
          </mrow>
        </mrow>
      </mfenced>
    </mrow>
    <annotation encoding="StarMath 5.0">y(t) ~=~ "frac" left [ u(t) right ] ~=~ u(t) - "int" left [ u(t) right ]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